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31b83" officeooo:paragraph-rsid="00131b83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31b83" officeooo:paragraph-rsid="00131b83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3933f" officeooo:paragraph-rsid="0013933f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58ece" officeooo:paragraph-rsid="00158ec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5c443" officeooo:paragraph-rsid="0015c44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6309f" officeooo:paragraph-rsid="0016309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76dc8" officeooo:paragraph-rsid="00176dc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914b3" officeooo:paragraph-rsid="001914b3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a867c" officeooo:paragraph-rsid="001a867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1ae08e" officeooo:paragraph-rsid="001ae08e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ae08e" officeooo:paragraph-rsid="001ae08e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b02cf" officeooo:paragraph-rsid="001b02cf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b906e" officeooo:paragraph-rsid="001b906e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bb575" officeooo:paragraph-rsid="001bb57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d40f9" officeooo:paragraph-rsid="001d40f9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dfc47" officeooo:paragraph-rsid="001dfc47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f2606" officeooo:paragraph-rsid="001f2606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27d8d" officeooo:paragraph-rsid="00227d8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253a65" officeooo:paragraph-rsid="00253a65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267875" officeooo:paragraph-rsid="00267875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267875" officeooo:paragraph-rsid="00267875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style:text-underline-style="none" officeooo:rsid="0027432c" officeooo:paragraph-rsid="0027432c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27432c" officeooo:paragraph-rsid="0027432c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27e08f" officeooo:paragraph-rsid="0027e08f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31b83" officeooo:paragraph-rsid="00131b83"/>
    </style:style>
    <style:style style:name="T1" style:family="text">
      <style:text-properties officeooo:rsid="001bb575"/>
    </style:style>
    <style:style style:name="T2" style:family="text">
      <style:text-properties officeooo:rsid="001d40f9"/>
    </style:style>
    <style:style style:name="T3" style:family="text">
      <style:text-properties officeooo:rsid="0022bfaa"/>
    </style:style>
    <style:style style:name="T4" style:family="text">
      <style:text-properties officeooo:rsid="00247c4a"/>
    </style:style>
    <style:style style:name="T5" style:family="text">
      <style:text-properties officeooo:rsid="00253a6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D3-2</text:p>
      <text:p text:style-name="P1"/>
      <text:p text:style-name="P2">Ex1</text:p>
      <text:p text:style-name="P2"/>
      <text:list text:style-name="L1">
        <text:list-item>
          <text:p text:style-name="P4">Vrai</text:p>
        </text:list-item>
        <text:list-item>
          <text:p text:style-name="P4">Faux</text:p>
        </text:list-item>
        <text:list-item>
          <text:p text:style-name="P4">Vrai</text:p>
        </text:list-item>
        <text:list-item>
          <text:p text:style-name="P5">Vrai</text:p>
        </text:list-item>
        <text:list-item>
          <text:p text:style-name="P5">Faux</text:p>
        </text:list-item>
        <text:list-item>
          <text:p text:style-name="P6">Faux</text:p>
        </text:list-item>
        <text:list-item>
          <text:p text:style-name="P7">Vrai</text:p>
        </text:list-item>
        <text:list-item>
          <text:p text:style-name="P8">Vrai</text:p>
        </text:list-item>
        <text:list-item>
          <text:p text:style-name="P9">Faux</text:p>
        </text:list-item>
        <text:list-item>
          <text:p text:style-name="P10">Vrai</text:p>
        </text:list-item>
        <text:list-item>
          <text:p text:style-name="P10">Vrai</text:p>
        </text:list-item>
        <text:list-item>
          <text:p text:style-name="P10">Faux</text:p>
        </text:list-item>
        <text:list-item>
          <text:p text:style-name="P10">Vrai</text:p>
        </text:list-item>
        <text:list-item>
          <text:p text:style-name="P10">Vrai</text:p>
        </text:list-item>
        <text:list-item>
          <text:p text:style-name="P10">Faux</text:p>
        </text:list-item>
      </text:list>
      <text:p text:style-name="P11"/>
      <text:p text:style-name="P12">Cas Pratique n°1</text:p>
      <text:p text:style-name="P12"/>
      <text:p text:style-name="P13">1) Licenciement pour faute grave</text:p>
      <text:p text:style-name="P13"/>
      <text:p text:style-name="P13">2) <text:span text:style-name="T1">La convoquer à un entretien pour lui dire qu’elle va être licenciée, une lettre de licenciement va lui être envoyée min 2 jours (un délai raisonnable) après l’entretien, de plus dans la lettre le motif doit être le même que lors de l’entretien</text:span></text:p>
      <text:p text:style-name="P13"/>
      <text:p text:style-name="P14">3) <text:span text:style-name="T2">Procédure irrégulière ⇒ Prud’homme et en compensation 1 mois de salaire</text:span></text:p>
      <text:p text:style-name="P14"/>
      <text:p text:style-name="P15">4) Pas de préavis de licenciement car faute grave</text:p>
      <text:p text:style-name="P15"/>
      <text:p text:style-name="P16">Cas Pratique n°2</text:p>
      <text:p text:style-name="P16"/>
      <text:p text:style-name="P17">1) Le licenciement est possible pour motif économique pour maintenir la compétitivité face à la Chine</text:p>
      <text:p text:style-name="P17"/>
      <text:p text:style-name="P18">2) <text:span text:style-name="T3">Elle doit reclasser ses salariés. </text:span><text:span text:style-name="T4">Oui il est possible de ne pas licencier les plus anciens pour évit</text:span><text:span text:style-name="T5">er</text:span><text:span text:style-name="T4"> de gros frais de licenciement</text:span></text:p>
      <text:p text:style-name="P18"/>
      <text:p text:style-name="P3">Cas pratique n°3</text:p>
      <text:p text:style-name="P3"/>
      <text:p text:style-name="P3">Elle peut le licencier pour mésentente</text:p>
      <text:p text:style-name="P3"/>
      <text:p text:style-name="P19">Cas pratique n°4</text:p>
      <text:p text:style-name="P19"/>
      <text:p text:style-name="P19">Il doit d’abord le licencier puis lui proposer une transaction</text:p>
      <text:p text:style-name="P19"/>
      <text:p text:style-name="P19"/>
      <text:p text:style-name="P19"/>
      <text:p text:style-name="P20">Ex2</text:p>
      <text:p text:style-name="P21"/>
      <text:list text:style-name="L2">
        <text:list-item>
          <text:p text:style-name="P22">Faux</text:p>
        </text:list-item>
        <text:list-item>
          <text:p text:style-name="P22">Faux</text:p>
        </text:list-item>
        <text:list-item>
          <text:p text:style-name="P22">Faux</text:p>
        </text:list-item>
        <text:list-item>
          <text:p text:style-name="P22">Faux</text:p>
        </text:list-item>
        <text:list-item>
          <text:p text:style-name="P22">Vrai</text:p>
        </text:list-item>
        <text:list-item>
          <text:p text:style-name="P22">Vrai</text:p>
        </text:list-item>
        <text:list-item>
          <text:p text:style-name="P22">Vrai</text:p>
        </text:list-item>
        <text:list-item>
          <text:p text:style-name="P22">Vrai</text:p>
        </text:list-item>
        <text:list-item>
          <text:p text:style-name="P22">Vrai</text:p>
        </text:list-item>
        <text:list-item>
          <text:p text:style-name="P22">Faux</text:p>
        </text:list-item>
        <text:list-item>
          <text:p text:style-name="P22">Vrai</text:p>
        </text:list-item>
        <text:list-item>
          <text:p text:style-name="P22">Faux</text:p>
        </text:list-item>
        <text:list-item>
          <text:p text:style-name="P22">Vrai</text:p>
        </text:list-item>
        <text:list-item>
          <text:p text:style-name="P22">Vrai</text:p>
        </text:list-item>
        <text:list-item>
          <text:p text:style-name="P22">Vrai</text:p>
        </text:list-item>
      </text:list>
      <text:p text:style-name="P23"/>
      <text:p text:style-name="P23">Cas pratique n°1</text:p>
      <text:p text:style-name="P23"/>
      <text:p text:style-name="P24">Il doit rentrer en contact avec elle pour savoir ses intentions</text:p>
      <text:p text:style-name="P24"/>
      <text:p text:style-name="P24">Cas pratique n°2</text:p>
      <text:p text:style-name="P24"/>
      <text:p text:style-name="P24">Une négociation</text:p>
      <text:p text:style-name="P24"/>
      <text:p text:style-name="P24">Cas pratique n°3</text:p>
      <text:p text:style-name="P24"/>
      <text:p text:style-name="P24">Une négociation</text:p>
      <text:p text:style-name="P24"/>
      <text:p text:style-name="P24">Cas Pratique n°4</text:p>
      <text:p text:style-name="P24"/>
      <text:p text:style-name="P24">Non ce n’est pas une démission, mais elle peut avoir une sanction</text:p>
      <text:p text:style-name="P24"/>
      <text:p text:style-name="P24">Cas Pratique n°5</text:p>
      <text:p text:style-name="P24"/>
      <text:p text:style-name="P24">Pas d’indemnité pour les CDI mais les CDD il faut payer les salaires manquants</text:p>
      <text:p text:style-name="P24"/>
      <text:p text:style-name="P24">Cas Pratique n°6</text:p>
      <text:p text:style-name="P24"/>
      <text:p text:style-name="P24">1) Non, il ne peut pas refuser</text:p>
      <text:p text:style-name="P24"/>
      <text:p text:style-name="P24">2) Oui il y a une procédure, il y a un délai</text:p>
      <text:p text:style-name="P24"/>
      <text:p text:style-name="P24">3) Oui il aura une indemnité à hauteur de ses 15 ans ancienneté</text:p>
      <text:p text:style-name="P24"/>
      <text:p text:style-name="P24">Cas pratique n°7</text:p>
      <text:p text:style-name="P24"/>
      <text:p text:style-name="P24">Elle ne peut pas s’opposer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30T09:04:25.073320676</meta:creation-date>
    <dc:date>2023-09-30T09:46:23.304273017</dc:date>
    <dc:creator>Lucas Da SIlveira</dc:creator>
    <meta:editing-duration>PT41M40S</meta:editing-duration>
    <meta:editing-cycles>34</meta:editing-cycles>
    <meta:generator>LibreOffice/7.5.6.2$Linux_X86_64 LibreOffice_project/50$Build-2</meta:generator>
    <meta:document-statistic meta:table-count="0" meta:image-count="0" meta:object-count="0" meta:page-count="2" meta:paragraph-count="61" meta:word-count="300" meta:character-count="1515" meta:non-whitespace-character-count="1306"/>
  </office:meta>
</office:document-meta>
</file>